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_DdeLink__427_57459952"/><text:bookmark text:name="__DdeLink__1690_654569729"/>https://www.youtube.com/watch?v=iq1tRnuK0Mw</text:p>
      <text:p text:style-name="Preformatted_20_Text"/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20T23:34:47</dc:date>
    <dc:creator>Máximo Meza</dc:creator>
    <meta:generator>OpenOffice/4.1.6$Unix OpenOffice.org_project/416m1$Build-9790</meta:generator>
    <meta:editing-duration>P1DT9M9S</meta:editing-duration>
    <meta:editing-cycles>34</meta:editing-cycles>
    <meta:document-statistic meta:table-count="0" meta:image-count="0" meta:object-count="0" meta:page-count="2" meta:paragraph-count="31" meta:word-count="144" meta:character-count="1489"/>
  </office:meta>
</office:document-meta>
</file>